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Standard">
      <style:text-properties officeooo:rsid="000ff9b8" officeooo:paragraph-rsid="000ff9b8"/>
    </style:style>
    <style:style style:name="P2" style:family="paragraph" style:parent-style-name="Standard">
      <style:text-properties fo:color="#800000" officeooo:rsid="00144508" officeooo:paragraph-rsid="00144508"/>
    </style:style>
    <style:style style:name="P3" style:family="paragraph" style:parent-style-name="Standard">
      <style:text-properties fo:color="#800000" officeooo:rsid="0016f71c" officeooo:paragraph-rsid="0015625f"/>
    </style:style>
    <style:style style:name="P4" style:family="paragraph" style:parent-style-name="Standard">
      <style:text-properties fo:color="#800000" officeooo:rsid="00124212" officeooo:paragraph-rsid="00124212"/>
    </style:style>
    <style:style style:name="P5" style:family="paragraph" style:parent-style-name="Standard">
      <style:text-properties fo:color="#000000" officeooo:rsid="001301d0" officeooo:paragraph-rsid="001301d0"/>
    </style:style>
    <style:style style:name="P6" style:family="paragraph" style:parent-style-name="Standard">
      <style:text-properties fo:color="#000000" officeooo:rsid="00148a0c" officeooo:paragraph-rsid="00148a0c"/>
    </style:style>
    <style:style style:name="P7" style:family="paragraph" style:parent-style-name="Standard">
      <style:text-properties fo:color="#000000" officeooo:rsid="0015625f" officeooo:paragraph-rsid="0015625f"/>
    </style:style>
    <style:style style:name="P8" style:family="paragraph" style:parent-style-name="Standard">
      <style:text-properties fo:color="#000000" officeooo:rsid="00198cac" officeooo:paragraph-rsid="00198cac"/>
    </style:style>
    <style:style style:name="P9" style:family="paragraph" style:parent-style-name="Standard">
      <style:text-properties fo:color="#000000" officeooo:rsid="001ec7bd" officeooo:paragraph-rsid="001ec7bd"/>
    </style:style>
    <style:style style:name="P10" style:family="paragraph" style:parent-style-name="Standard">
      <style:text-properties fo:color="#000000" officeooo:rsid="0026773e" officeooo:paragraph-rsid="0026773e"/>
    </style:style>
    <style:style style:name="P11" style:family="paragraph" style:parent-style-name="Standard">
      <style:text-properties fo:color="#ff0000" officeooo:rsid="00148a0c" officeooo:paragraph-rsid="00148a0c"/>
    </style:style>
    <style:style style:name="P12" style:family="paragraph" style:parent-style-name="Standard">
      <style:text-properties fo:color="#ff0000" officeooo:rsid="00148a0c" officeooo:paragraph-rsid="0015625f"/>
    </style:style>
    <style:style style:name="P13" style:family="paragraph" style:parent-style-name="Standard">
      <style:text-properties fo:color="#ff0000" officeooo:rsid="001aeef9" officeooo:paragraph-rsid="001aeef9"/>
    </style:style>
    <style:style style:name="P14" style:family="paragraph" style:parent-style-name="Standard">
      <style:text-properties fo:color="#ff0000" officeooo:rsid="002084a9" officeooo:paragraph-rsid="00206b35"/>
    </style:style>
    <style:style style:name="P15" style:family="paragraph" style:parent-style-name="Standard">
      <style:text-properties fo:color="#00b050" style:font-name="Trebuchet MS" fo:font-size="9pt" officeooo:paragraph-rsid="0026773e" style:font-size-asian="9pt" style:font-name-complex="Trebuchet MS" style:font-size-complex="9pt"/>
    </style:style>
    <style:style style:name="P16" style:family="paragraph" style:parent-style-name="Standard">
      <style:text-properties style:font-name="Trebuchet MS" officeooo:paragraph-rsid="002115e6" style:font-name-complex="Trebuchet MS"/>
    </style:style>
    <style:style style:name="P17" style:family="paragraph" style:parent-style-name="Standard">
      <style:text-properties style:font-name="Trebuchet MS" officeooo:paragraph-rsid="0026773e" style:font-name-complex="Trebuchet MS"/>
    </style:style>
    <style:style style:name="P18" style:family="paragraph" style:parent-style-name="Standard">
      <style:text-properties style:font-name="Trebuchet MS" fo:font-weight="bold" officeooo:paragraph-rsid="0021e8c3" style:font-weight-asian="bold" style:font-name-complex="Trebuchet MS"/>
    </style:style>
    <style:style style:name="P19" style:family="paragraph" style:parent-style-name="Standard">
      <style:text-properties officeooo:paragraph-rsid="002115e6"/>
    </style:style>
    <style:style style:name="P20" style:family="paragraph" style:parent-style-name="Standard">
      <style:paragraph-properties fo:text-align="justify" style:justify-single-word="false"/>
      <style:text-properties officeooo:paragraph-rsid="0021e8c3"/>
    </style:style>
    <style:style style:name="P21" style:family="paragraph" style:parent-style-name="Standard">
      <style:text-properties fo:color="#008000" style:font-name="Trebuchet MS" officeooo:paragraph-rsid="0021e8c3" style:font-name-complex="Trebuchet MS"/>
    </style:style>
    <style:style style:name="P22" style:family="paragraph" style:parent-style-name="Standard">
      <style:text-properties fo:color="#008000" style:font-name="Trebuchet MS" officeooo:paragraph-rsid="0022aa82" style:font-name-complex="Trebuchet MS"/>
    </style:style>
    <style:style style:name="P23" style:family="paragraph" style:parent-style-name="Standard">
      <style:text-properties officeooo:paragraph-rsid="0021e8c3"/>
    </style:style>
    <style:style style:name="P24" style:family="paragraph" style:parent-style-name="Standard">
      <style:text-properties officeooo:paragraph-rsid="0022aa82"/>
    </style:style>
    <style:style style:name="P25" style:family="paragraph" style:parent-style-name="Standard">
      <style:text-properties officeooo:paragraph-rsid="0026773e"/>
    </style:style>
    <style:style style:name="P26" style:family="paragraph" style:parent-style-name="Standard">
      <style:text-properties fo:color="#000000" officeooo:rsid="0023e61a" officeooo:paragraph-rsid="00198cac"/>
    </style:style>
    <style:style style:name="P27" style:family="paragraph" style:parent-style-name="Standard">
      <style:text-properties fo:color="#ff0000" style:font-name="Trebuchet MS" officeooo:rsid="0026773e" officeooo:paragraph-rsid="0026773e" style:font-name-asian="Trebuchet MS" style:font-name-complex="Trebuchet MS"/>
    </style:style>
    <style:style style:name="P28" style:family="paragraph" style:parent-style-name="Standard">
      <style:text-properties officeooo:rsid="000ff9b8" officeooo:paragraph-rsid="000ff9b8"/>
    </style:style>
    <style:style style:name="P29" style:family="paragraph" style:parent-style-name="Standard">
      <style:text-properties fo:color="#ce181e" officeooo:rsid="000ff9b8" officeooo:paragraph-rsid="000ff9b8"/>
    </style:style>
    <style:style style:name="P30" style:family="paragraph" style:parent-style-name="Table_20_Contents">
      <style:text-properties fo:color="#ce181e"/>
    </style:style>
    <style:style style:name="T1" style:family="text">
      <style:text-properties officeooo:rsid="00124212"/>
    </style:style>
    <style:style style:name="T2" style:family="text">
      <style:text-properties fo:color="#000000"/>
    </style:style>
    <style:style style:name="T3" style:family="text">
      <style:text-properties officeooo:rsid="00148a0c"/>
    </style:style>
    <style:style style:name="T4" style:family="text">
      <style:text-properties officeooo:rsid="0015625f"/>
    </style:style>
    <style:style style:name="T5" style:family="text">
      <style:text-properties officeooo:rsid="00198cac"/>
    </style:style>
    <style:style style:name="T6" style:family="text">
      <style:text-properties officeooo:rsid="002084a9"/>
    </style:style>
    <style:style style:name="T7" style:family="text">
      <style:text-properties officeooo:rsid="002115e6"/>
    </style:style>
    <style:style style:name="T8" style:family="text">
      <style:text-properties style:font-name="Trebuchet MS" style:font-name-complex="Trebuchet MS"/>
    </style:style>
    <style:style style:name="T9" style:family="text">
      <style:text-properties style:font-name="Trebuchet MS" officeooo:rsid="002115e6" style:font-name-complex="Trebuchet MS"/>
    </style:style>
    <style:style style:name="T10" style:family="text">
      <style:text-properties style:font-name="Trebuchet MS" officeooo:rsid="0021e8c3" style:font-name-complex="Trebuchet MS"/>
    </style:style>
    <style:style style:name="T11" style:family="text">
      <style:text-properties style:font-name="Trebuchet MS" officeooo:rsid="0022aa82" style:font-name-complex="Trebuchet MS"/>
    </style:style>
    <style:style style:name="T12" style:family="text">
      <style:text-properties style:font-name="Trebuchet MS" officeooo:rsid="0026773e" style:font-name-complex="Trebuchet MS"/>
    </style:style>
    <style:style style:name="T13" style:family="text">
      <style:text-properties officeooo:rsid="0025d100"/>
    </style:style>
    <style:style style:name="T14" style:family="text">
      <style:text-properties officeooo:rsid="002a99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text:span text:style-name="T14">INICIALES </text:span>PL/SQL</text:p>
      <text:p text:style-name="P1"/>
      <text:p text:style-name="P1">1.- Codificar un bloque anónimo que visualice el empleado (nombre, apellido <text:span text:style-name="T1">sueldo) </text:span>que tenga el sueldo mayor. Realizar todas las comprobaciones posibles, es decir, si hay más de un empleado con ese sueldo se visualizará un mensaje “Hay xx empleados con sueldo yy”</text:p>
      <table:table table:name="Table1" table:style-name="Table1">
        <table:table-column table:style-name="Table1.A"/>
        <table:table-row>
          <table:table-cell table:style-name="Table1.A1" office:value-type="string">
            <text:p text:style-name="Table_20_Contents"/>
            <text:p text:style-name="P30">DECLARE</text:p>
            <text:p text:style-name="P30">VNOMBRE EMPLE.NOMBRE%TYPE;</text:p>
            <text:p text:style-name="P30">VSALARIO emple.salario%TYPE;</text:p>
            <text:p text:style-name="P30">VAPELLIDO EMPLE.APELLIDO%TYPE;</text:p>
            <text:p text:style-name="P30">CONT INT;</text:p>
            <text:p text:style-name="P30">BEGIN</text:p>
            <text:p text:style-name="P30">SELECT COUNT(*) INTO CONT <text:s/>FROM EMPLE <text:s/>WHERE SALARIO =(SELECT MAX(SALARIO) FROM EMPLE);</text:p>
            <text:p text:style-name="P30">IF CONT =1 THEN</text:p>
            <text:p text:style-name="P30"><text:s text:c="5"/>SELECT NOMBRE, APELLIDO,SALARIO INTO VNOMBRE, VAPELLIDO,VSALARIO <text:s/>FROM EMPLE <text:s/>WHERE SALARIO =(SELECT MAX(SALARIO) FROM EMPLE);</text:p>
            <text:p text:style-name="P30"><text:s text:c="5"/>dbms_output.put_line('EL SALARIO MAXIMO ES '||VSALARIO||' DEL EMPLEADO '||VNOMBRE||' '||VAPELLIDO);</text:p>
            <text:p text:style-name="P30"/>
            <text:p text:style-name="P30">ELSE</text:p>
            <text:p text:style-name="P30"><text:s text:c="4"/>dbms_output.put_line('HAY '||CONT||' EMPLEADOS CON EL SALARIO MAXIMO');</text:p>
            <text:p text:style-name="P30">END IF;</text:p>
            <text:p text:style-name="P30">/*EXCEPTION</text:p>
            <text:p text:style-name="P30"><text:s text:c="3"/>WHEN TOO_MANY_ROWS THEN dbms_output.put_line('SE NECSITA UN CURSOR!!!');*/</text:p>
            <text:p text:style-name="P30">END;</text:p>
            <text:p text:style-name="P30"/>
            <text:p text:style-name="P30"/>
          </table:table-cell>
        </table:table-row>
      </table:table>
      <text:p text:style-name="P29"/>
      <text:p text:style-name="P4"/>
      <text:p text:style-name="P2"><text:span text:style-name="T2">2.- Visualizar <text:s/>el nombre del departamento, el código y el número de empleados del departamento que tenga más de 4 empleados.</text:span> </text:p>
      <text:p text:style-name="P2"/>
      <text:p text:style-name="P5"><text:span text:style-name="T3">3</text:span>.- Visualizar el departamento (nombre, dept_no) que tiene mayor numero de empleados.</text:p>
      <text:p text:style-name="P11"/>
      <text:p text:style-name="P6">4.- Visualizar los datos de los departamentos, incluso los que no tienen empleados (No se puede hacer un bloque anónimo porque todavía no hemos visto cursores, hacerlo como una consulta desde la línea de comando<text:span text:style-name="T4">s</text:span>).</text:p>
      <text:p text:style-name="P12"/>
      <text:p text:style-name="P7">5.- Visualizar el numero de empleados de cada departamento incluyendo los que no tienen empleados. <text:span text:style-name="T5">(línea de comandos)</text:span></text:p>
      <text:p text:style-name="P3"/>
      <text:p text:style-name="P8">6.- El número máximo de empleados que hay en algún departamentos, junto con el nombre del mismo.</text:p>
      <text:p text:style-name="P8"/>
      <text:p text:style-name="P8">7.- El número máximo de empleados que hay en algún departamentos, junto con el nombre del mismo.</text:p>
      <text:p text:style-name="P8"/>
      <text:p text:style-name="P8"><text:span text:style-name="T7">8</text:span>.- Se lee un numero por teclado y se visualiza si es un 1 =&gt; lunes ...7=&gt; domingo, en otro caso error</text:p>
      <text:p text:style-name="P13"/>
      <text:p text:style-name="P19"><text:soft-page-break/><text:span text:style-name="T9">9</text:span><text:span text:style-name="T8">.- <text:s/>Realizar un bloque </text:span><text:span text:style-name="T9">anónimo</text:span><text:span text:style-name="T8"> que calcule el importe de una factura sabiendo que el IVA a aplicar es del 12% y que si el importe bruto de la factura es superior a 50.000 € se debe realizar un descuento del 5%.</text:span></text:p>
      <text:p text:style-name="P16"/>
      <text:p text:style-name="P20"><text:span text:style-name="T10">10</text:span><text:span text:style-name="T8">.- <text:s/>Realizar un bloque pl/sql que nos pida un valor numérico por teclado y nos diga si dicho número es primo o no. Un número es primo si solo es divisible por el mismo y por la unidad.</text:span></text:p>
      <text:p text:style-name="P18"/>
      <text:p text:style-name="P23"><text:span text:style-name="T10">11</text:span><text:span text:style-name="T8">.- Realizar un bloque pl/sql que nos pida2 valores numéricos enteros por teclado y calcule la multiplicación <text:s/>de dichos números por sumas sucesivas.</text:span></text:p>
      <text:p text:style-name="P21"/>
      <text:p text:style-name="P24"><text:span text:style-name="T11">12</text:span><text:span text:style-name="T8">.- Realizar un bloque pl/sql que nos pida dos números <text:s/>enteros por teclado y calcule su división por restas sucesivas.</text:span></text:p>
      <text:p text:style-name="P22"/>
      <text:p text:style-name="P26">13.- Hallar el factorial de un numero leído por teclado.</text:p>
      <text:p text:style-name="P9"/>
      <text:p text:style-name="P9"><text:span text:style-name="T13">14.- </text:span>Visualizar los números entre dos números a y b leídos <text:span text:style-name="T6">(Con todos lo tipos de bucles).</text:span></text:p>
      <text:p text:style-name="P14"/>
      <text:p text:style-name="P10">15.- <text:span text:style-name="T8">Realizar un bloque pl/sql que calcule la suma de los números enteros hasta un número dado introducido por el usuario</text:span></text:p>
      <text:p text:style-name="P15"/>
      <text:p text:style-name="P25"><text:span text:style-name="T8">1</text:span><text:span text:style-name="T12">6</text:span><text:span text:style-name="T8">.- <text:s/>Realizar un bloque pl/sql que calcule las tablas de multiplicar del 1 al 9</text:span></text:p>
      <text:p text:style-name="P17"/>
      <text:p text:style-name="P27"><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21:50:19.873914271</meta:creation-date>
    <dc:date>2019-03-15T10:43:10.501905474</dc:date>
    <meta:editing-duration>PT3H6M58S</meta:editing-duration>
    <meta:editing-cycles>19</meta:editing-cycles>
    <meta:generator>LibreOffice/6.0.7.3$Linux_X86_64 LibreOffice_project/00m0$Build-3</meta:generator>
    <meta:document-statistic meta:table-count="1" meta:image-count="0" meta:object-count="0" meta:page-count="2" meta:paragraph-count="34" meta:word-count="442" meta:character-count="2764" meta:non-whitespace-character-count="2325"/>
  </office:meta>
</office:document-meta>
</file>